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2.303cm" style:rel-column-width="47427*"/>
    </style:style>
    <style:style style:name="Таблица1.B" style:family="table-column">
      <style:table-column-properties style:column-width="4.697cm" style:rel-column-width="18108*"/>
    </style:style>
    <style:style style:name="Таблица1.A1" style:family="table-cell">
      <style:table-cell-properties fo:padding="0.097cm" fo:border="none"/>
    </style:style>
    <style:style style:name="P1" style:family="paragraph" style:parent-style-name="Standard">
      <style:paragraph-properties fo:margin-top="0cm" fo:margin-bottom="0cm" style:contextual-spacing="false"/>
      <style:text-properties style:font-name="Times New Roman" fo:font-size="12pt" fo:font-weight="bold" officeooo:rsid="006403df" officeooo:paragraph-rsid="006403df" style:font-size-asian="12pt" style:font-weight-asian="bold" style:font-size-complex="12pt" style:font-weight-complex="bold"/>
    </style:style>
    <style:style style:name="P2" style:family="paragraph" style:parent-style-name="Text_20_body">
      <style:text-properties style:font-name="Times New Roman" fo:font-size="14pt" fo:font-weight="normal" officeooo:rsid="0069d3bd" officeooo:paragraph-rsid="0069d3bd" style:font-size-asian="14pt" style:font-weight-asian="normal" style:font-size-complex="14pt" style:font-weight-complex="normal"/>
    </style:style>
    <style:style style:name="P3" style:family="paragraph" style:parent-style-name="Text_20_body">
      <style:text-properties style:font-name="Times New Roman" fo:font-size="14pt" fo:font-weight="normal" officeooo:rsid="006b8703" officeooo:paragraph-rsid="006b8703" style:font-size-asian="14pt" style:font-weight-asian="normal" style:font-size-complex="14pt" style:font-weight-complex="normal"/>
    </style:style>
    <style:style style:name="P4" style:family="paragraph" style:parent-style-name="Text_20_body">
      <style:text-properties officeooo:rsid="0069d3bd" officeooo:paragraph-rsid="0069d3bd"/>
    </style:style>
    <style:style style:name="P5" style:family="paragraph" style:parent-style-name="Preformatted_20_Text">
      <style:paragraph-properties fo:text-align="center" style:justify-single-word="false"/>
      <style:text-properties style:font-name="Times New Roman" fo:font-size="14pt" officeooo:rsid="00025b99" officeooo:paragraph-rsid="00025b99" style:font-size-asian="14pt" style:font-size-complex="14pt"/>
    </style:style>
    <style:style style:name="P6" style:family="paragraph" style:parent-style-name="Preformatted_20_Text">
      <style:text-properties style:font-name="Times New Roman" fo:font-size="14pt" officeooo:rsid="00025b99" officeooo:paragraph-rsid="0002ea19" style:font-size-asian="14pt" style:font-size-complex="14pt"/>
    </style:style>
    <style:style style:name="P7" style:family="paragraph" style:parent-style-name="Preformatted_20_Text">
      <style:text-properties style:font-name="Times New Roman" fo:font-size="14pt" officeooo:rsid="00025b99" officeooo:paragraph-rsid="00025b99" style:font-size-asian="14pt" style:font-size-complex="14pt"/>
    </style:style>
    <style:style style:name="P8" style:family="paragraph" style:parent-style-name="Preformatted_20_Text">
      <style:paragraph-properties fo:text-align="center" style:justify-single-word="false"/>
      <style:text-properties style:font-name="Times New Roman" fo:font-size="14pt" officeooo:paragraph-rsid="00025b99" style:font-size-asian="14pt" style:font-size-complex="14pt"/>
    </style:style>
    <style:style style:name="P9" style:family="paragraph" style:parent-style-name="Preformatted_20_Text">
      <style:paragraph-properties fo:text-align="justify" style:justify-single-word="false"/>
      <style:text-properties style:font-name="Times New Roman" fo:font-size="14pt" officeooo:rsid="0024a2ae" officeooo:paragraph-rsid="00071a1f" style:font-size-asian="14pt" style:font-size-complex="14pt"/>
    </style:style>
    <style:style style:name="P10" style:family="paragraph" style:parent-style-name="Preformatted_20_Text">
      <style:text-properties style:font-name="Times New Roman" fo:font-size="14pt" officeooo:rsid="0041d4cd" officeooo:paragraph-rsid="0068313d" style:font-size-asian="14pt" style:font-size-complex="14pt"/>
    </style:style>
    <style:style style:name="P11" style:family="paragraph" style:parent-style-name="Preformatted_20_Text">
      <style:text-properties style:font-name="Times New Roman" fo:font-size="14pt" officeooo:rsid="00025b99" officeooo:paragraph-rsid="0002ea19" style:font-name-asian="Droid Sans Fallback1" style:font-size-asian="14pt" style:font-name-complex="Liberation Mono" style:font-size-complex="14pt"/>
    </style:style>
    <style:style style:name="P12" style:family="paragraph" style:parent-style-name="Preformatted_20_Text">
      <style:paragraph-properties fo:text-align="justify" style:justify-single-word="false"/>
      <style:text-properties style:font-name="Times New Roman" fo:font-size="14pt" officeooo:rsid="00025b99" officeooo:paragraph-rsid="0002ea19" style:font-name-asian="Droid Sans Fallback1" style:font-size-asian="14pt" style:font-name-complex="Liberation Mono" style:font-size-complex="14pt"/>
    </style:style>
    <style:style style:name="P13" style:family="paragraph" style:parent-style-name="Preformatted_20_Text">
      <style:paragraph-properties fo:text-align="justify" style:justify-single-word="false"/>
      <style:text-properties style:font-name="Times New Roman" fo:font-size="14pt" officeooo:rsid="00071a1f" officeooo:paragraph-rsid="00071a1f" style:font-name-asian="Droid Sans Fallback1" style:font-size-asian="14pt" style:font-name-complex="Liberation Mono" style:font-size-complex="14pt"/>
    </style:style>
    <style:style style:name="P14" style:family="paragraph" style:parent-style-name="Preformatted_20_Text">
      <style:text-properties style:font-name="Times New Roman" fo:font-size="14pt" fo:font-weight="bold" officeooo:rsid="0045908b" officeooo:paragraph-rsid="0045908b" style:font-size-asian="14pt" style:font-weight-asian="bold" style:font-size-complex="14pt" style:font-weight-complex="bold"/>
    </style:style>
    <style:style style:name="P15" style:family="paragraph" style:parent-style-name="Preformatted_20_Text">
      <style:text-properties style:font-name="Times New Roman" fo:font-size="14pt" fo:font-weight="bold" officeooo:rsid="006403df" officeooo:paragraph-rsid="006403df" style:font-size-asian="14pt" style:font-weight-asian="bold" style:font-size-complex="14pt" style:font-weight-complex="bold"/>
    </style:style>
    <style:style style:name="P16" style:family="paragraph" style:parent-style-name="Preformatted_20_Text">
      <style:text-properties style:font-name="Times New Roman" fo:font-size="12pt" officeooo:paragraph-rsid="006403df" style:font-size-asian="12pt" style:font-size-complex="12pt"/>
    </style:style>
    <style:style style:name="P17" style:family="paragraph" style:parent-style-name="Preformatted_20_Text">
      <style:text-properties fo:color="#000000" style:font-name="DejaVu Sans Mono" fo:font-size="10pt" fo:font-weight="normal" officeooo:rsid="0069d3bd" officeooo:paragraph-rsid="0069d3bd" style:font-size-asian="10pt" style:font-weight-asian="normal" style:font-size-complex="10pt" style:font-weight-complex="normal"/>
    </style:style>
    <style:style style:name="P18" style:family="paragraph" style:parent-style-name="Preformatted_20_Text">
      <style:text-properties fo:color="#000000" style:font-name="DejaVu Sans Mono" fo:font-size="10pt" fo:font-weight="normal" officeooo:rsid="006b8703" officeooo:paragraph-rsid="006b8703" style:font-size-asian="10pt" style:font-weight-asian="normal" style:font-size-complex="10pt" style:font-weight-complex="normal"/>
    </style:style>
    <style:style style:name="P19" style:family="paragraph" style:parent-style-name="Preformatted_20_Text" style:master-page-name="First_20_Page">
      <style:paragraph-properties fo:text-align="center" style:justify-single-word="false" style:page-number="auto"/>
      <style:text-properties style:font-name="Times New Roman" fo:font-size="14pt" officeooo:rsid="00025b99" officeooo:paragraph-rsid="00025b99" style:font-size-asian="14pt" style:font-size-complex="14pt"/>
    </style:style>
    <style:style style:name="P20" style:family="paragraph" style:parent-style-name="Preformatted_20_Text">
      <style:paragraph-properties fo:background-color="#ffffff">
        <style:background-image/>
      </style:paragraph-properties>
      <style:text-properties fo:color="#000000"/>
    </style:style>
    <style:style style:name="P21" style:family="paragraph" style:parent-style-name="Preformatted_20_Text">
      <style:paragraph-properties fo:background-color="#ffffff">
        <style:background-image/>
      </style:paragraph-properties>
      <style:text-properties fo:color="#000000" style:font-name="Times New Roman" fo:font-size="14pt" style:font-size-asian="14pt" style:font-size-complex="14pt"/>
    </style:style>
    <style:style style:name="P22" style:family="paragraph" style:parent-style-name="Preformatted_20_Text">
      <style:paragraph-properties fo:background-color="#ffffff">
        <style:background-image/>
      </style:paragraph-properties>
      <style:text-properties fo:color="#000000" style:font-name="DejaVu Sans Mono"/>
    </style:style>
    <style:style style:name="P23" style:family="paragraph" style:parent-style-name="Preformatted_20_Text">
      <style:paragraph-properties fo:background-color="#ffffff">
        <style:background-image/>
      </style:paragraph-properties>
      <style:text-properties fo:color="#000000" fo:font-size="10pt" style:font-size-asian="10pt" style:font-size-complex="10pt"/>
    </style:style>
    <style:style style:name="P24" style:family="paragraph" style:parent-style-name="Preformatted_20_Text">
      <style:paragraph-properties fo:margin-top="0cm" fo:margin-bottom="0.499cm" style:contextual-spacing="false" fo:background-color="#ffffff">
        <style:background-image/>
      </style:paragraph-properties>
      <style:text-properties fo:color="#000000" style:font-name="Times New Roman" fo:font-size="14pt" style:font-size-asian="14pt" style:font-size-complex="14pt"/>
    </style:style>
    <style:style style:name="P25" style:family="paragraph" style:parent-style-name="Preformatted_20_Text">
      <style:paragraph-properties fo:margin-top="0cm" fo:margin-bottom="0.499cm" style:contextual-spacing="false" fo:background-color="#ffffff">
        <style:background-image/>
      </style:paragraph-properties>
      <style:text-properties fo:color="#000000" style:font-name="Times New Roman" fo:font-size="12pt" fo:font-weight="normal" officeooo:rsid="006af6f7" officeooo:paragraph-rsid="006af6f7" style:font-size-asian="12pt" style:font-weight-asian="normal" style:font-size-complex="12pt" style:font-weight-complex="normal"/>
    </style:style>
    <style:style style:name="P26"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style:style>
    <style:style style:name="P27"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12pt" fo:font-weight="bold" officeooo:rsid="0069e99d" officeooo:paragraph-rsid="0069e99d" style:font-size-asian="12pt" style:font-weight-asian="bold" style:font-size-complex="12pt" style:font-weight-complex="bold"/>
    </style:style>
    <style:style style:name="P28"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12pt" fo:font-weight="normal" officeooo:rsid="0069e99d" officeooo:paragraph-rsid="0069e99d" style:font-size-asian="12pt" style:font-weight-asian="normal" style:font-size-complex="12pt" style:font-weight-complex="normal"/>
    </style:style>
    <style:style style:name="P29"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10pt" style:font-size-asian="10pt" style:font-size-complex="10pt"/>
    </style:style>
    <style:style style:name="P30"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10pt" officeooo:rsid="0069e99d" officeooo:paragraph-rsid="0069e99d" style:font-size-asian="10pt" style:font-size-complex="10pt"/>
    </style:style>
    <style:style style:name="P31"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officeooo:paragraph-rsid="0069d3bd"/>
    </style:style>
    <style:style style:name="P32"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officeooo:rsid="0069e99d" officeooo:paragraph-rsid="0069e99d"/>
    </style:style>
    <style:style style:name="P33" style:family="paragraph" style:parent-style-name="Preformatted_20_Text">
      <style:paragraph-properties fo:margin-top="0cm" fo:margin-bottom="0.499cm" style:contextual-spacing="false" fo:background-color="#ffffff">
        <style:background-image/>
      </style:paragraph-properties>
      <style:text-properties fo:color="#008000" style:font-name="DejaVu Sans Mono" fo:font-size="12pt" fo:font-weight="normal" officeooo:rsid="0069e99d" officeooo:paragraph-rsid="0069e99d" style:font-size-asian="12pt" style:font-weight-asian="normal" style:font-size-complex="12pt" style:font-weight-complex="normal"/>
    </style:style>
    <style:style style:name="P34" style:family="paragraph" style:parent-style-name="Heading_20_2">
      <style:text-properties style:font-name="Times New Roman" fo:font-size="14pt" fo:language="be" fo:country="BY" fo:font-weight="bold" officeooo:rsid="006403df" officeooo:paragraph-rsid="006403df" style:font-size-asian="14pt" style:font-weight-asian="bold" style:font-size-complex="14pt" style:font-weight-complex="bold"/>
    </style:style>
    <style:style style:name="P35" style:family="paragraph" style:parent-style-name="Heading_20_2">
      <style:text-properties style:font-name="Times New Roman" fo:font-size="14pt" officeooo:rsid="006403df" officeooo:paragraph-rsid="006403df" style:font-size-asian="14pt" style:font-size-complex="14pt"/>
    </style:style>
    <style:style style:name="T1" style:family="text">
      <style:text-properties officeooo:rsid="0002ea19"/>
    </style:style>
    <style:style style:name="T2" style:family="text">
      <style:text-properties fo:font-variant="normal" fo:text-transform="none" fo:color="#000000" style:text-line-through-style="none" style:text-line-through-type="none" fo:language="be" fo:country="BY" fo:font-style="italic" style:text-underline-style="none" fo:font-weight="normal" officeooo:rsid="0041714e" style:text-blinking="false" fo:background-color="transparent" loext:char-shading-value="0" style:font-style-asian="italic" style:font-weight-asian="normal" style:font-style-complex="italic" style:font-weight-complex="normal"/>
    </style:style>
    <style:style style:name="T3" style:family="text">
      <style:text-properties fo:language="be" fo:country="BY" fo:font-weight="bold" style:font-weight-asian="bold" style:font-weight-complex="bold"/>
    </style:style>
    <style:style style:name="T4" style:family="text">
      <style:text-properties fo:color="#000080" fo:font-weight="bold"/>
    </style:style>
    <style:style style:name="T5" style:family="text">
      <style:text-properties fo:color="#000080" style:font-name="DejaVu Sans Mono" fo:font-weight="bold"/>
    </style:style>
    <style:style style:name="T6" style:family="text">
      <style:text-properties fo:color="#000080" style:font-name="Times New Roman" fo:font-size="14pt" fo:font-weight="bold" officeooo:rsid="0065b43d" style:font-size-asian="14pt" style:font-weight-asian="normal" style:font-size-complex="14pt" style:font-weight-complex="normal"/>
    </style:style>
    <style:style style:name="T7" style:family="text">
      <style:text-properties style:font-name="DejaVu Sans Mono"/>
    </style:style>
    <style:style style:name="T8" style:family="text">
      <style:text-properties style:font-name="DejaVu Sans Mono" fo:font-style="italic"/>
    </style:style>
    <style:style style:name="T9" style:family="text">
      <style:text-properties fo:color="#660e7a"/>
    </style:style>
    <style:style style:name="T10" style:family="text">
      <style:text-properties fo:color="#660e7a" style:font-name="DejaVu Sans Mono" fo:font-weight="bold"/>
    </style:style>
    <style:style style:name="T11" style:family="text">
      <style:text-properties fo:color="#660e7a" style:font-name="DejaVu Sans Mono" fo:font-style="italic" fo:font-weight="bold"/>
    </style:style>
    <style:style style:name="T12" style:family="text">
      <style:text-properties fo:color="#660e7a" style:font-name="Times New Roman" fo:font-size="14pt" fo:font-weight="normal" officeooo:rsid="0065b43d" style:font-size-asian="14pt" style:font-weight-asian="normal" style:font-size-complex="14pt" style:font-weight-complex="normal"/>
    </style:style>
    <style:style style:name="T13" style:family="text">
      <style:text-properties fo:color="#008000" style:font-name="DejaVu Sans Mono" fo:font-weight="bold"/>
    </style:style>
    <style:style style:name="T14" style:family="text">
      <style:text-properties fo:color="#008000" fo:font-weight="bold"/>
    </style:style>
    <style:style style:name="T15" style:family="text">
      <style:text-properties fo:color="#0000ff"/>
    </style:style>
    <style:style style:name="T16" style:family="text">
      <style:text-properties fo:color="#0000ff" style:font-name="DejaVu Sans Mono"/>
    </style:style>
    <style:style style:name="T17" style:family="text">
      <style:text-properties officeooo:rsid="00536daa"/>
    </style:style>
    <style:style style:name="T18" style:family="text">
      <style:text-properties officeooo:rsid="00025b99"/>
    </style:style>
    <style:style style:name="T19" style:family="text">
      <style:text-properties fo:font-style="italic"/>
    </style:style>
    <style:style style:name="T20" style:family="text">
      <style:text-properties fo:color="#47478e"/>
    </style:style>
    <style:style style:name="T21" style:family="text">
      <style:text-properties fo:color="#458383" style:font-name="DejaVu Sans Mono"/>
    </style:style>
    <style:style style:name="T22" style:family="text">
      <style:text-properties fo:color="#7a7a43" style:font-name="DejaVu Sans Mono"/>
    </style:style>
    <style:style style:name="T23" style:family="text">
      <style:text-properties officeooo:rsid="0068313d"/>
    </style:style>
    <style:style style:name="T24" style:family="text">
      <style:text-properties style:font-name="Times New Roman"/>
    </style:style>
    <style:style style:name="T25" style:family="text">
      <style:text-properties style:font-name="Times New Roman" fo:font-size="14pt" style:font-size-asian="14pt" style:font-size-complex="14pt"/>
    </style:style>
    <style:style style:name="T26" style:family="text">
      <style:text-properties style:font-name="Times New Roman" fo:font-size="14pt" officeooo:rsid="006403df" style:font-size-asian="14pt" style:font-size-complex="14pt"/>
    </style:style>
    <style:style style:name="T27" style:family="text">
      <style:text-properties style:font-name="Times New Roman" fo:font-size="14pt" fo:font-weight="normal" style:font-size-asian="14pt" style:font-weight-asian="normal" style:font-size-complex="14pt" style:font-weight-complex="normal"/>
    </style:style>
    <style:style style:name="T28" style:family="text">
      <style:text-properties fo:color="#000000" style:font-name="Times New Roman"/>
    </style:style>
    <style:style style:name="T29" style:family="text">
      <style:text-properties fo:color="#000000" style:font-name="Times New Roman" fo:font-size="14pt" fo:font-weight="normal" officeooo:rsid="0065b43d" style:font-size-asian="14pt" style:font-weight-asian="normal" style:font-size-complex="14pt" style:font-weight-complex="normal"/>
    </style:style>
    <style:style style:name="T30" style:family="text">
      <style:text-properties fo:color="#ffffff" style:font-name="Times New Roman"/>
    </style:style>
    <style:style style:name="T31" style:family="text">
      <style:text-properties fo:color="#808080"/>
    </style:style>
    <style:style style:name="T32" style:family="text">
      <style:text-properties fo:color="#808080" style:font-name="DejaVu Sans Mono"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Учреждение образования</text:p>
      <text:p text:style-name="P5"><text:s/>«БЕЛОРУССКИЙ ГОСУДАРСТВЕННЫЙ УНИВЕРСИТЕТ </text:p>
      <text:p text:style-name="P5">ИНФОРМАТИКИ И РАДИОЭЛЕКТРОНИКИ»</text:p>
      <text:p text:style-name="P5"/>
      <text:p text:style-name="P5"/>
      <text:p text:style-name="P5"/>
      <text:p text:style-name="P5">Кафедра интеллектуальных информационных технологий</text:p>
      <text:p text:style-name="P5"/>
      <text:p text:style-name="P5"/>
      <text:p text:style-name="P5"/>
      <text:p text:style-name="P5"/>
      <text:p text:style-name="P5"/>
      <text:p text:style-name="P5"/>
      <text:p text:style-name="P5"/>
      <text:p text:style-name="P5"/>
      <text:p text:style-name="P5"/>
      <text:p text:style-name="P5"/>
      <text:p text:style-name="P5"/>
      <text:p text:style-name="P5">Отчет по лабораторной работе №<text:span text:style-name="T17">2</text:span></text:p>
      <text:p text:style-name="P8"><text:span text:style-name="T18">по курсу «Логические основы интеллектуальных систем»</text:span></text:p>
      <text:p text:style-name="P5"/>
      <text:p text:style-name="P5"/>
      <text:p text:style-name="P5"/>
      <text:p text:style-name="P5"/>
      <text:p text:style-name="P5"/>
      <text:p text:style-name="P5"/>
      <text:p text:style-name="P5"/>
      <text:p text:style-name="P5"/>
      <text:p text:style-name="P5"/>
      <text:p text:style-name="P5"/>
      <text:p text:style-name="P5"/>
      <table:table table:name="Таблица1" table:style-name="Таблица1">
        <table:table-column table:style-name="Таблица1.A"/>
        <table:table-column table:style-name="Таблица1.B"/>
        <table:table-row>
          <table:table-cell table:style-name="Таблица1.A1" office:value-type="string">
            <text:p text:style-name="P6">Выполнил студент</text:p>
            <text:p text:style-name="P11">группы 421702:</text:p>
          </table:table-cell>
          <table:table-cell table:style-name="Таблица1.A1" office:value-type="string">
            <text:p text:style-name="P12">Бруцкий Д.С.</text:p>
            <text:p text:style-name="P13"/>
          </table:table-cell>
        </table:table-row>
        <table:table-row>
          <table:table-cell table:style-name="Таблица1.A1" office:value-type="string">
            <text:p text:style-name="P11">Проверил:</text:p>
          </table:table-cell>
          <table:table-cell table:style-name="Таблица1.A1" office:value-type="string">
            <text:p text:style-name="P9">Ивашенко В.П.</text:p>
          </table:table-cell>
        </table:table-row>
      </table:table>
      <text:p text:style-name="P7"/>
      <text:p text:style-name="P7"/>
      <text:p text:style-name="P7"/>
      <text:p text:style-name="P7"/>
      <text:p text:style-name="P7"/>
      <text:p text:style-name="P7"/>
      <text:h text:style-name="P34" text:outline-level="2"><text:soft-page-break/>Задача:</text:h>
      <text:p text:style-name="P10"><text:span text:style-name="T3"><text:tab/></text:span><text:span text:style-name="T2">Построить СКНФ для заданной формулы.</text:span></text:p>
      <text:p text:style-name="P14"/>
      <text:p text:style-name="P15">Грамматика:</text:p>
      <text:p text:style-name="P16">&lt;константа&gt;<text:tab/><text:tab/><text:tab/><text:tab/>::=1|0<text:line-break/>&lt;символ&gt;<text:tab/><text:tab/><text:tab/><text:tab/>::=A|B|C|D|E|F|G|H|I|J|K|L|M|N|O|P|Q|R|S|T|U|V|W|X|Y|Z<text:line-break/>&lt;отрицание<text:span text:style-name="T23">&gt;<text:tab/><text:tab/><text:tab/><text:tab/></text:span>::=!<text:line-break/>&lt;конъюнкция&gt;<text:tab/><text:tab/><text:tab/>::=&amp;<text:line-break/>&lt;дизъюнкция&gt;<text:tab/><text:tab/><text:tab/>::=|<text:line-break/>&lt;импликация&gt;<text:tab/><text:tab/><text:tab/>::=-&gt;<text:line-break/>&lt;эквиваленция<text:span text:style-name="T23">&gt;</text:span><text:tab/><text:tab/><text:tab/>::=~<text:line-break/>&lt;открывающая скобка&gt;<text:tab/><text:tab/>::=(<text:line-break/>&lt;закрывающая скобка<text:span text:style-name="T23">&gt;<text:tab/><text:tab/></text:span>::=)<text:line-break/>&lt;бинарная связка<text:span text:style-name="T23">&gt;<text:tab/><text:tab/><text:tab/></text:span>::=&lt;конъюнкция&gt;|&lt;дизъюнкция&gt;|&lt;импликация&gt;|&lt;эквиваленция&gt;<text:line-break/>&lt;атом&gt;<text:tab/><text:tab/><text:tab/><text:tab/>::=&lt;символ&gt;<text:line-break/>&lt;унарная сложная формула&gt;<text:tab/>::=&lt;открывающая скобка&gt;&lt;отрицание&gt;&lt;формула&gt;&lt;закрывающая скобка&gt;<text:line-break/>&lt;бинарная сложная формула&gt;<text:tab/>::=&lt;открывающая скобка&gt;&lt;формула&gt;&lt;бинарная связка&gt;&lt;формула&gt;&lt;закрывающая скобка&gt;<text:line-break/>&lt;формула&gt;<text:tab/><text:tab/><text:tab/><text:tab/>::=&lt;константа&gt;|&lt;атом&gt;|&lt;унарная сложная формула&gt;|&lt;бинарная сложная формула&gt;</text:p>
      <text:p text:style-name="P1"/>
      <text:h text:style-name="P35" text:outline-level="2">Описание решения:</text:h>
      <text:p text:style-name="P4"><text:span text:style-name="T26">Д</text:span><text:span text:style-name="T25">ля решения задачи использовался метод построения СКНФ по таблице истинности.</text:span></text:p>
      <text:p text:style-name="P4"><text:span text:style-name="T27">Для этого использовался парсер построенный генератором ANTLR по приведенной ниже грамматике.</text:span></text:p>
      <text:p text:style-name="P4"><text:span text:style-name="T6">grammar </text:span><text:span text:style-name="T12">Logic</text:span><text:span text:style-name="T29">;</text:span></text:p>
      <text:p text:style-name="P21"><text:span text:style-name="T20">file <text:s text:c="11"/></text:span>:<text:span text:style-name="T20">formula </text:span><text:span text:style-name="T9">EOF</text:span>;</text:p>
      <text:p text:style-name="P21"><text:span text:style-name="T20">formula <text:s text:c="10"/></text:span>:<text:span text:style-name="T20">constant</text:span>|<text:span text:style-name="T20">atom</text:span>|<text:span text:style-name="T20">unary_formula</text:span>|<text:span text:style-name="T20">binary_formula</text:span>;</text:p>
      <text:p text:style-name="P21"><text:span text:style-name="T20">constant <text:s text:c="10"/></text:span>:<text:span text:style-name="T14">'1'</text:span>|<text:span text:style-name="T14">'0'</text:span>;</text:p>
      <text:p text:style-name="P21"><text:span text:style-name="T20">negatiation <text:s text:c="6"/></text:span>:<text:span text:style-name="T14">'!'</text:span>;</text:p>
      <text:p text:style-name="P21"><text:span text:style-name="T20">conjunction <text:s text:c="6"/></text:span>:<text:span text:style-name="T14">'&amp;'</text:span>;</text:p>
      <text:p text:style-name="P21"><text:span text:style-name="T20">disjunction <text:s text:c="6"/></text:span>:<text:span text:style-name="T14">'|'</text:span>;</text:p>
      <text:p text:style-name="P21"><text:span text:style-name="T20">implication <text:s text:c="6"/></text:span>:<text:span text:style-name="T14">'-&gt;'</text:span>;</text:p>
      <text:p text:style-name="P21"><text:span text:style-name="T20">eqivalencio <text:s text:c="6"/></text:span>:<text:span text:style-name="T14">'~'</text:span>;</text:p>
      <text:p text:style-name="P21"><text:span text:style-name="T20">binary_couple <text:s/></text:span>:<text:span text:style-name="T20">implication</text:span>|<text:span text:style-name="T20">conjunction</text:span>|<text:span text:style-name="T20">disjunction</text:span>|<text:span text:style-name="T20">eqivalencio</text:span>;</text:p>
      <text:p text:style-name="P21"><text:span text:style-name="T20">atom <text:s text:c="9"/></text:span>:<text:span text:style-name="T9">SYMBOL</text:span>;</text:p>
      <text:p text:style-name="P21"><text:span text:style-name="T20">unary_formula <text:s text:c="2"/></text:span>:<text:span text:style-name="T14">'('</text:span><text:span text:style-name="T20">negatiation formula</text:span><text:span text:style-name="T14">')'</text:span>;</text:p>
      <text:p text:style-name="P21"><text:span text:style-name="T20">binary_formula <text:s/></text:span>:<text:span text:style-name="T14">'('</text:span><text:span text:style-name="T20">formula binary_couple formula</text:span><text:span text:style-name="T14">')'</text:span>;</text:p>
      <text:p text:style-name="P24"><text:span text:style-name="T9">SYMBOL</text:span>: [A-Z];</text:p>
      <text:p text:style-name="P2"><text:soft-page-break/>Затем строилась таблица истинности перебором всех интерпретаций формулы.</text:p>
      <text:p text:style-name="P2">Для получения значения интерпретации формулы использовался EvaluateVisitor.</text:p>
      <text:p text:style-name="P17"><text:span text:style-name="T4">function </text:span><text:span text:style-name="T19">EvaluateVisitor</text:span>(params) {</text:p>
      <text:p text:style-name="P23"><text:s text:c="4"/><text:span text:style-name="T5">let </text:span><text:span text:style-name="T21">logic_functions </text:span><text:span text:style-name="T7">= {</text:span></text:p>
      <text:p text:style-name="P23"><text:s text:c="8"/><text:span text:style-name="T13">'&amp;'</text:span><text:span text:style-name="T7">: </text:span><text:span text:style-name="T5">function </text:span><text:span text:style-name="T7">(a, b) {</text:span></text:p>
      <text:p text:style-name="P23"><text:s text:c="12"/><text:span text:style-name="T5">return </text:span><text:span text:style-name="T7">a &amp; b;</text:span></text:p>
      <text:p text:style-name="P23"><text:s text:c="8"/><text:span text:style-name="T7">},</text:span></text:p>
      <text:p text:style-name="P23"><text:s text:c="8"/><text:span text:style-name="T13">'|'</text:span><text:span text:style-name="T7">: (</text:span><text:span text:style-name="T5">function </text:span><text:span text:style-name="T7">(a, b) {</text:span></text:p>
      <text:p text:style-name="P23"><text:s text:c="12"/><text:span text:style-name="T5">let </text:span><text:span text:style-name="T21">table </text:span><text:span text:style-name="T7">= {</text:span></text:p>
      <text:p text:style-name="P23"><text:s text:c="16"/><text:span text:style-name="T16">0b00</text:span><text:span text:style-name="T7">: </text:span><text:span text:style-name="T16">0</text:span><text:span text:style-name="T7">,</text:span></text:p>
      <text:p text:style-name="P23"><text:s text:c="16"/><text:span text:style-name="T16">0b01</text:span><text:span text:style-name="T7">: </text:span><text:span text:style-name="T16">1</text:span><text:span text:style-name="T7">,</text:span></text:p>
      <text:p text:style-name="P23"><text:s text:c="16"/><text:span text:style-name="T16">0b10</text:span><text:span text:style-name="T7">: </text:span><text:span text:style-name="T16">1</text:span><text:span text:style-name="T7">,</text:span></text:p>
      <text:p text:style-name="P23"><text:s text:c="16"/><text:span text:style-name="T16">0b11</text:span><text:span text:style-name="T7">: </text:span><text:span text:style-name="T16">1</text:span></text:p>
      <text:p text:style-name="P23"><text:span text:style-name="T15"><text:s text:c="12"/></text:span><text:span text:style-name="T7">};</text:span></text:p>
      <text:p text:style-name="P23"><text:s text:c="12"/><text:span text:style-name="T5">return function </text:span><text:span text:style-name="T7">(a, b) {</text:span></text:p>
      <text:p text:style-name="P23"><text:s text:c="16"/><text:span text:style-name="T5">return </text:span><text:span text:style-name="T21">table</text:span><text:span text:style-name="T7">[a &lt;&lt; </text:span><text:span text:style-name="T16">1 </text:span><text:span text:style-name="T7">| b];</text:span></text:p>
      <text:p text:style-name="P23"><text:s text:c="12"/><text:span text:style-name="T7">}</text:span></text:p>
      <text:p text:style-name="P23"><text:s text:c="8"/><text:span text:style-name="T7">})(),</text:span></text:p>
      <text:p text:style-name="P23"><text:s text:c="8"/><text:span text:style-name="T13">'-&gt;'</text:span><text:span text:style-name="T7">: (</text:span><text:span text:style-name="T5">function </text:span><text:span text:style-name="T7">() {</text:span></text:p>
      <text:p text:style-name="P23"><text:s text:c="12"/><text:span text:style-name="T5">let </text:span><text:span text:style-name="T21">table </text:span><text:span text:style-name="T7">= {</text:span></text:p>
      <text:p text:style-name="P23"><text:s text:c="16"/><text:span text:style-name="T16">0b00</text:span><text:span text:style-name="T7">: </text:span><text:span text:style-name="T16">1</text:span><text:span text:style-name="T7">,</text:span></text:p>
      <text:p text:style-name="P23"><text:s text:c="16"/><text:span text:style-name="T16">0b01</text:span><text:span text:style-name="T7">: </text:span><text:span text:style-name="T16">1</text:span><text:span text:style-name="T7">,</text:span></text:p>
      <text:p text:style-name="P23"><text:s text:c="16"/><text:span text:style-name="T16">0b10</text:span><text:span text:style-name="T7">: </text:span><text:span text:style-name="T16">0</text:span><text:span text:style-name="T7">,</text:span></text:p>
      <text:p text:style-name="P23"><text:s text:c="16"/><text:span text:style-name="T16">0b11</text:span><text:span text:style-name="T7">: </text:span><text:span text:style-name="T16">1</text:span></text:p>
      <text:p text:style-name="P23"><text:span text:style-name="T15"><text:s text:c="12"/></text:span><text:span text:style-name="T7">};</text:span></text:p>
      <text:p text:style-name="P23"><text:s text:c="12"/><text:span text:style-name="T5">return function </text:span><text:span text:style-name="T7">(a, b) {</text:span></text:p>
      <text:p text:style-name="P23"><text:s text:c="16"/><text:span text:style-name="T5">return </text:span><text:span text:style-name="T21">table</text:span><text:span text:style-name="T7">[a &lt;&lt; </text:span><text:span text:style-name="T16">1 </text:span><text:span text:style-name="T7">| b];</text:span></text:p>
      <text:p text:style-name="P23"><text:s text:c="12"/><text:span text:style-name="T7">}</text:span></text:p>
      <text:p text:style-name="P23"><text:s text:c="8"/><text:span text:style-name="T7">})(),</text:span></text:p>
      <text:p text:style-name="P23"><text:s text:c="8"/><text:span text:style-name="T13">'~'</text:span><text:span text:style-name="T7">: (</text:span><text:span text:style-name="T5">function </text:span><text:span text:style-name="T7">() {</text:span></text:p>
      <text:p text:style-name="P23"><text:s text:c="12"/><text:span text:style-name="T5">let </text:span><text:span text:style-name="T21">table </text:span><text:span text:style-name="T7">= {</text:span></text:p>
      <text:p text:style-name="P23"><text:s text:c="16"/><text:span text:style-name="T16">0b00</text:span><text:span text:style-name="T7">: </text:span><text:span text:style-name="T16">1</text:span><text:span text:style-name="T7">,</text:span></text:p>
      <text:p text:style-name="P23"><text:s text:c="16"/><text:span text:style-name="T16">0b01</text:span><text:span text:style-name="T7">: </text:span><text:span text:style-name="T16">0</text:span><text:span text:style-name="T7">,</text:span></text:p>
      <text:p text:style-name="P23"><text:s text:c="16"/><text:span text:style-name="T16">0b10</text:span><text:span text:style-name="T7">: </text:span><text:span text:style-name="T16">0</text:span><text:span text:style-name="T7">,</text:span></text:p>
      <text:p text:style-name="P23"><text:s text:c="16"/><text:span text:style-name="T16">0b11</text:span><text:span text:style-name="T7">: </text:span><text:span text:style-name="T16">1</text:span></text:p>
      <text:p text:style-name="P23"><text:span text:style-name="T15"><text:s text:c="12"/></text:span><text:span text:style-name="T7">};</text:span></text:p>
      <text:p text:style-name="P23"><text:s text:c="12"/><text:span text:style-name="T5">return function </text:span><text:span text:style-name="T7">(a, b) {</text:span></text:p>
      <text:p text:style-name="P23"><text:s text:c="16"/><text:span text:style-name="T5">return </text:span><text:span text:style-name="T21">table</text:span><text:span text:style-name="T7">[a &lt;&lt; </text:span><text:span text:style-name="T16">1 </text:span><text:span text:style-name="T7">| b];</text:span></text:p>
      <text:p text:style-name="P23"><text:s text:c="12"/><text:span text:style-name="T7">}</text:span></text:p>
      <text:p text:style-name="P23"><text:s text:c="8"/><text:span text:style-name="T7">})(),</text:span></text:p>
      <text:p text:style-name="P23"><text:s text:c="8"/><text:span text:style-name="T13">'!'</text:span><text:span text:style-name="T7">: </text:span><text:span text:style-name="T5">function </text:span><text:span text:style-name="T7">(a) {</text:span></text:p>
      <text:p text:style-name="P23"><text:s text:c="12"/><text:span text:style-name="T5">return </text:span><text:span text:style-name="T7">!a;</text:span></text:p>
      <text:p text:style-name="P23"><text:s text:c="8"/><text:span text:style-name="T7">}</text:span></text:p>
      <text:p text:style-name="P23"><text:s text:c="4"/><text:span text:style-name="T7">};</text:span></text:p>
      <text:p text:style-name="P23"><text:s text:c="4"/><text:span text:style-name="T5">this</text:span><text:span text:style-name="T7">.</text:span><text:span text:style-name="T22">visitFile </text:span><text:span text:style-name="T7">= </text:span><text:span text:style-name="T5">function </text:span><text:span text:style-name="T7">(ctx) {</text:span></text:p>
      <text:p text:style-name="P23"><text:s text:c="8"/><text:span text:style-name="T5">return this</text:span><text:span text:style-name="T7">.</text:span><text:span text:style-name="T22">visitFormula</text:span><text:span text:style-name="T7">(ctx.children[</text:span><text:span text:style-name="T16">0</text:span><text:span text:style-name="T7">]) === </text:span><text:span text:style-name="T16">1</text:span><text:span text:style-name="T7">;</text:span></text:p>
      <text:p text:style-name="P23"><text:s text:c="4"/><text:span text:style-name="T7">};</text:span></text:p>
      <text:p text:style-name="P23"><text:s text:c="4"/><text:span text:style-name="T5">this</text:span><text:span text:style-name="T7">.</text:span><text:span text:style-name="T22">visitFormula </text:span><text:span text:style-name="T7">= </text:span><text:span text:style-name="T5">function </text:span><text:span text:style-name="T7">(ctx) {</text:span></text:p>
      <text:p text:style-name="P23"><text:s text:c="8"/><text:span text:style-name="T5">return this</text:span><text:span text:style-name="T7">.</text:span><text:span text:style-name="T22">visit</text:span><text:span text:style-name="T7">(ctx.children[</text:span><text:span text:style-name="T16">0</text:span><text:span text:style-name="T7">]);</text:span></text:p>
      <text:p text:style-name="P23"><text:s text:c="4"/><text:span text:style-name="T7">};</text:span></text:p>
      <text:p text:style-name="P23"><text:s text:c="4"/><text:span text:style-name="T5">this</text:span><text:span text:style-name="T7">.</text:span><text:span text:style-name="T22">visitAtom </text:span><text:span text:style-name="T7">= </text:span><text:span text:style-name="T5">function </text:span><text:span text:style-name="T7">(ctx) {</text:span></text:p>
      <text:p text:style-name="P23"><text:s text:c="8"/><text:span text:style-name="T5">return </text:span><text:span text:style-name="T7">params[ctx.getText()];</text:span></text:p>
      <text:p text:style-name="P23"><text:s text:c="4"/><text:span text:style-name="T7">};</text:span></text:p>
      <text:p text:style-name="P23"><text:s text:c="4"/><text:span text:style-name="T5">this</text:span><text:span text:style-name="T7">.</text:span><text:span text:style-name="T22">visitConstant </text:span><text:span text:style-name="T7">= </text:span><text:span text:style-name="T5">function </text:span><text:span text:style-name="T7">(ctx) {</text:span></text:p>
      <text:p text:style-name="P23"><text:soft-page-break/><text:s text:c="8"/><text:span text:style-name="T5">return </text:span><text:span text:style-name="T7">ctx.getText === </text:span><text:span text:style-name="T13">'1'</text:span><text:span text:style-name="T7">;</text:span></text:p>
      <text:p text:style-name="P23"><text:s text:c="4"/><text:span text:style-name="T7">};</text:span></text:p>
      <text:p text:style-name="P23"><text:s text:c="4"/><text:span text:style-name="T5">this</text:span><text:span text:style-name="T7">.</text:span><text:span text:style-name="T22">visitBinary_formula </text:span><text:span text:style-name="T7">= </text:span><text:span text:style-name="T5">function </text:span><text:span text:style-name="T7">(ctx) {</text:span></text:p>
      <text:p text:style-name="P23"><text:s text:c="8"/><text:span text:style-name="T5">let </text:span><text:span text:style-name="T21">a </text:span><text:span text:style-name="T7">= </text:span><text:span text:style-name="T5">this</text:span><text:span text:style-name="T7">.</text:span><text:span text:style-name="T22">visitFormula</text:span><text:span text:style-name="T7">(ctx.</text:span><text:span text:style-name="T22">formula</text:span><text:span text:style-name="T7">()[</text:span><text:span text:style-name="T16">0</text:span><text:span text:style-name="T7">]);</text:span></text:p>
      <text:p text:style-name="P23"><text:s text:c="8"/><text:span text:style-name="T5">let </text:span><text:span text:style-name="T21">b </text:span><text:span text:style-name="T7">= </text:span><text:span text:style-name="T5">this</text:span><text:span text:style-name="T7">.</text:span><text:span text:style-name="T22">visitFormula</text:span><text:span text:style-name="T7">(ctx.</text:span><text:span text:style-name="T22">formula</text:span><text:span text:style-name="T7">()[</text:span><text:span text:style-name="T16">1</text:span><text:span text:style-name="T7">]);</text:span></text:p>
      <text:p text:style-name="P23"><text:s text:c="8"/><text:span text:style-name="T5">let </text:span><text:span text:style-name="T21">couple </text:span><text:span text:style-name="T7">= ctx.</text:span><text:span text:style-name="T22">binary_couple</text:span><text:span text:style-name="T7">().getText();</text:span></text:p>
      <text:p text:style-name="P23"><text:s text:c="8"/><text:span text:style-name="T5">return </text:span><text:span text:style-name="T21">logic_functions</text:span><text:span text:style-name="T7">[</text:span><text:span text:style-name="T21">couple</text:span><text:span text:style-name="T7">](</text:span><text:span text:style-name="T21">a</text:span><text:span text:style-name="T7">, </text:span><text:span text:style-name="T21">b</text:span><text:span text:style-name="T7">);</text:span></text:p>
      <text:p text:style-name="P23"><text:s text:c="4"/><text:span text:style-name="T7">};</text:span></text:p>
      <text:p text:style-name="P23"><text:s text:c="4"/></text:p>
      <text:p text:style-name="P23"><text:s text:c="4"/><text:span text:style-name="T5">this</text:span><text:span text:style-name="T7">.</text:span><text:span text:style-name="T22">visitUnary_formula </text:span><text:span text:style-name="T7">= </text:span><text:span text:style-name="T5">function </text:span><text:span text:style-name="T7">(ctx) {</text:span></text:p>
      <text:p text:style-name="P23"><text:s text:c="8"/><text:span text:style-name="T5">let </text:span><text:span text:style-name="T21">a </text:span><text:span text:style-name="T7">= </text:span><text:span text:style-name="T5">this</text:span><text:span text:style-name="T7">.</text:span><text:span text:style-name="T22">visitFormula</text:span><text:span text:style-name="T7">(ctx.</text:span><text:span text:style-name="T22">formula</text:span><text:span text:style-name="T7">());</text:span></text:p>
      <text:p text:style-name="P23"><text:s text:c="8"/><text:span text:style-name="T5">return </text:span><text:span text:style-name="T21">logic_functions</text:span><text:span text:style-name="T7">[</text:span><text:span text:style-name="T13">'!'</text:span><text:span text:style-name="T7">](</text:span><text:span text:style-name="T21">a</text:span><text:span text:style-name="T7">);</text:span></text:p>
      <text:p text:style-name="P23"><text:s text:c="4"/><text:span text:style-name="T7">}</text:span></text:p>
      <text:p text:style-name="P29">}</text:p>
      <text:p text:style-name="P31"><text:span text:style-name="T4">function </text:span><text:span text:style-name="T19">generateParams</text:span>(atoms) {</text:p>
      <text:p text:style-name="P20"><text:s text:c="4"/><text:span text:style-name="T5">return new </text:span><text:span text:style-name="T7">Array(</text:span><text:span text:style-name="T16">2 </text:span><text:span text:style-name="T7">** atoms.length)</text:span></text:p>
      <text:p text:style-name="P20"><text:s text:c="8"/><text:span text:style-name="T7">.</text:span><text:span text:style-name="T22">fill</text:span><text:span text:style-name="T7">(</text:span><text:span text:style-name="T16">1</text:span><text:span text:style-name="T7">)</text:span></text:p>
      <text:p text:style-name="P20"><text:s text:c="8"/><text:span text:style-name="T7">.</text:span><text:span text:style-name="T22">map</text:span><text:span text:style-name="T7">((a, row_num) =&gt; row_num)</text:span></text:p>
      <text:p text:style-name="P20"><text:s text:c="8"/><text:span text:style-name="T7">.</text:span><text:span text:style-name="T22">map</text:span><text:span text:style-name="T7">(num_row =&gt; </text:span><text:span text:style-name="T8">generateRow</text:span><text:span text:style-name="T7">(atoms, num_row));</text:span></text:p>
      <text:p text:style-name="P22">}</text:p>
      <text:p text:style-name="P22"><text:span text:style-name="T4">function </text:span><text:span text:style-name="T19">generateRow</text:span>(atoms, num_row) {</text:p>
      <text:p text:style-name="P20"><text:s text:c="4"/><text:span text:style-name="T5">return </text:span><text:span text:style-name="T7">atoms</text:span></text:p>
      <text:p text:style-name="P20"><text:s text:c="8"/><text:span text:style-name="T7">.</text:span><text:span text:style-name="T22">reduce</text:span><text:span text:style-name="T7">((map, atom, atom_num) =&gt; {</text:span></text:p>
      <text:p text:style-name="P20"><text:s text:c="12"/><text:span text:style-name="T7">map[atom] = num_row &gt;&gt; (atoms.length - </text:span><text:span text:style-name="T16">1 </text:span><text:span text:style-name="T7">- atom_num) &amp; </text:span><text:span text:style-name="T16">1</text:span><text:span text:style-name="T7">;</text:span></text:p>
      <text:p text:style-name="P20"><text:s text:c="12"/><text:span text:style-name="T5">return </text:span><text:span text:style-name="T7">map;</text:span></text:p>
      <text:p text:style-name="P20"><text:s text:c="8"/><text:span text:style-name="T7">}, {});</text:span></text:p>
      <text:p text:style-name="P22">}</text:p>
      <text:p text:style-name="P22"><text:span text:style-name="T4">function </text:span><text:span text:style-name="T19">calculateTableOfThruth</text:span>(tree, atoms) {</text:p>
      <text:p text:style-name="P20"><text:s text:c="4"/><text:span text:style-name="T5">return </text:span><text:span text:style-name="T8">generateParams</text:span><text:span text:style-name="T7">(atoms)</text:span></text:p>
      <text:p text:style-name="P20"><text:s text:c="8"/><text:span text:style-name="T7">.map((params =&gt; [params, </text:span><text:span text:style-name="T5">new </text:span><text:span text:style-name="T8">EvaluateVisitor</text:span><text:span text:style-name="T7">(params).</text:span><text:span text:style-name="T22">visit</text:span><text:span text:style-name="T7">(tree)]))</text:span></text:p>
      <text:p text:style-name="P22">}</text:p>
      <text:p text:style-name="P22"><text:span text:style-name="T4">function </text:span><text:span text:style-name="T19">elementaryDisjunction</text:span>(row) {</text:p>
      <text:p text:style-name="P20"><text:s text:c="4"/><text:span text:style-name="T5">let </text:span><text:span text:style-name="T21">leftFormula </text:span><text:span text:style-name="T7">= !row[</text:span><text:span text:style-name="T16">0</text:span><text:span text:style-name="T7">][</text:span><text:span text:style-name="T16">1</text:span><text:span text:style-name="T7">] ? row[</text:span><text:span text:style-name="T16">0</text:span><text:span text:style-name="T7">][</text:span><text:span text:style-name="T16">0</text:span><text:span text:style-name="T7">] : </text:span><text:span text:style-name="T13">`(!</text:span><text:span text:style-name="T7">${row[</text:span><text:span text:style-name="T16">0</text:span><text:span text:style-name="T7">][</text:span><text:span text:style-name="T16">0</text:span><text:span text:style-name="T7">]}</text:span><text:span text:style-name="T13">)`</text:span><text:span text:style-name="T7">;</text:span></text:p>
      <text:p text:style-name="P20"><text:s text:c="4"/><text:span text:style-name="T5">return </text:span><text:span text:style-name="T7">row.length === </text:span><text:span text:style-name="T16">1 </text:span><text:span text:style-name="T7">? </text:span><text:span text:style-name="T21">leftFormula </text:span><text:span text:style-name="T7">:</text:span></text:p>
      <text:p text:style-name="P20"><text:s text:c="8"/><text:span text:style-name="T13">`(</text:span><text:span text:style-name="T7">${</text:span><text:span text:style-name="T21">leftFormula</text:span><text:span text:style-name="T7">}</text:span><text:span text:style-name="T13">|</text:span><text:span text:style-name="T7">${</text:span><text:span text:style-name="T8">elementaryDisjunction</text:span><text:span text:style-name="T7">(row.slice(</text:span><text:span text:style-name="T16">1</text:span><text:span text:style-name="T7">))}</text:span><text:span text:style-name="T13">)`</text:span></text:p>
      <text:p text:style-name="P22">}</text:p>
      <text:p text:style-name="P22"><text:span text:style-name="T4">function </text:span><text:span text:style-name="T19">buildSCNFString</text:span>(table) {</text:p>
      <text:p text:style-name="P20"><text:s text:c="4"/><text:span text:style-name="T5">let </text:span><text:span text:style-name="T21">leftFormula </text:span><text:span text:style-name="T7">= </text:span><text:span text:style-name="T8">elementaryDisjunction</text:span><text:span text:style-name="T7">(table[</text:span><text:span text:style-name="T16">0</text:span><text:span text:style-name="T7">]);</text:span></text:p>
      <text:p text:style-name="P20"><text:s text:c="4"/><text:span text:style-name="T5">return </text:span><text:span text:style-name="T7">table.length === </text:span><text:span text:style-name="T16">1 </text:span><text:span text:style-name="T7">? </text:span><text:span text:style-name="T21">leftFormula </text:span><text:span text:style-name="T7">:</text:span></text:p>
      <text:p text:style-name="P20"><text:s text:c="8"/><text:span text:style-name="T13">`(</text:span><text:span text:style-name="T7">${</text:span><text:span text:style-name="T21">leftFormula</text:span><text:span text:style-name="T7">}</text:span><text:span text:style-name="T13">&amp;</text:span><text:span text:style-name="T7">${</text:span><text:span text:style-name="T8">buildSCNFString</text:span><text:span text:style-name="T7">(table.slice(</text:span><text:span text:style-name="T16">1</text:span><text:span text:style-name="T7">))}</text:span><text:span text:style-name="T13">)`</text:span><text:span text:style-name="T7">;</text:span></text:p>
      <text:p text:style-name="P22">}</text:p>
      <text:p text:style-name="P22"><text:span text:style-name="T4">function </text:span><text:span text:style-name="T19">calculateSCNFTable</text:span>(tree) {</text:p>
      <text:p text:style-name="P20"><text:s text:c="4"/><text:span text:style-name="T5">let </text:span><text:span text:style-name="T21">atoms </text:span><text:span text:style-name="T7">= </text:span><text:span text:style-name="T11">collectAtoms</text:span><text:span text:style-name="T7">(tree);</text:span></text:p>
      <text:p text:style-name="P20"><text:s text:c="4"/><text:span text:style-name="T5">if </text:span><text:span text:style-name="T7">(</text:span><text:span text:style-name="T21">atoms</text:span><text:span text:style-name="T7">.length === </text:span><text:span text:style-name="T16">0</text:span><text:span text:style-name="T7">) </text:span><text:span text:style-name="T5">throw </text:span><text:span text:style-name="T13">"formula has not any atom"</text:span><text:span text:style-name="T7">;</text:span></text:p>
      <text:p text:style-name="P20"><text:s text:c="4"/><text:span text:style-name="T5">return </text:span><text:span text:style-name="T8">calculateTableOfThruth</text:span><text:span text:style-name="T7">(tree, </text:span><text:span text:style-name="T21">atoms</text:span><text:span text:style-name="T7">)</text:span></text:p>
      <text:p text:style-name="P20"><text:s text:c="8"/><text:span text:style-name="T7">.filter(tuple =&gt; tuple[</text:span><text:span text:style-name="T16">1</text:span><text:span text:style-name="T7">] === </text:span><text:span text:style-name="T5">false</text:span><text:span text:style-name="T7">)</text:span></text:p>
      <text:p text:style-name="P20"><text:s text:c="8"/><text:span text:style-name="T7">.map(tuple =&gt;</text:span></text:p>
      <text:p text:style-name="P20"><text:s text:c="12"/><text:span text:style-name="T7">Object.</text:span><text:span text:style-name="T22">keys</text:span><text:span text:style-name="T7">(tuple[</text:span><text:span text:style-name="T16">0</text:span><text:span text:style-name="T7">]).</text:span><text:span text:style-name="T22">map</text:span><text:span text:style-name="T7">(key =&gt; [key, tuple[</text:span><text:span text:style-name="T16">0</text:span><text:span text:style-name="T7">][key]]));</text:span></text:p>
      <text:p text:style-name="P22">}</text:p>
      <text:p text:style-name="P22"><text:span text:style-name="T4">function </text:span><text:span text:style-name="T19">buildSCNF</text:span>(str) {</text:p>
      <text:p text:style-name="P20"><text:s text:c="4"/><text:span text:style-name="T5">let </text:span><text:span text:style-name="T21">result </text:span><text:span text:style-name="T7">= </text:span><text:span text:style-name="T8">parseLogicFormula</text:span><text:span text:style-name="T7">(str);</text:span></text:p>
      <text:p text:style-name="P20"><text:s text:c="4"/><text:span text:style-name="T5">if</text:span><text:span text:style-name="T7">(!</text:span><text:span text:style-name="T21">result</text:span><text:span text:style-name="T7">.</text:span><text:span text:style-name="T21">errorListener</text:span><text:span text:style-name="T7">.</text:span><text:span text:style-name="T22">hasNotError</text:span><text:span text:style-name="T7">()){</text:span></text:p>
      <text:p text:style-name="P20"><text:s text:c="8"/><text:span text:style-name="T5">throw </text:span><text:span text:style-name="T21">result</text:span><text:span text:style-name="T7">.</text:span><text:span text:style-name="T21">errorListener</text:span><text:span text:style-name="T7">.</text:span><text:span text:style-name="T22">getError</text:span><text:span text:style-name="T7">();</text:span></text:p>
      <text:p text:style-name="P20"><text:s text:c="4"/><text:span text:style-name="T7">}</text:span></text:p>
      <text:p text:style-name="P20"><text:s text:c="4"/><text:span text:style-name="T5">let </text:span><text:span text:style-name="T21">sknfTable </text:span><text:span text:style-name="T7">= </text:span><text:span text:style-name="T8">calculateSCNFTable</text:span><text:span text:style-name="T7">(</text:span><text:span text:style-name="T21">result</text:span><text:span text:style-name="T7">.</text:span><text:span text:style-name="T21">tree</text:span><text:span text:style-name="T7">);</text:span></text:p>
      <text:p text:style-name="P20"><text:soft-page-break/><text:s text:c="4"/><text:span text:style-name="T5">if </text:span><text:span text:style-name="T7">(</text:span><text:span text:style-name="T21">sknfTable</text:span><text:span text:style-name="T7">.length === </text:span><text:span text:style-name="T16">0</text:span><text:span text:style-name="T7">) </text:span><text:span text:style-name="T5">throw </text:span><text:span text:style-name="T13">"formula is identicaly true"</text:span><text:span text:style-name="T7">;</text:span></text:p>
      <text:p text:style-name="P20"><text:s text:c="4"/><text:span text:style-name="T5">return </text:span><text:span text:style-name="T8">buildSCNFString</text:span><text:span text:style-name="T7">(</text:span><text:span text:style-name="T21">sknfTable</text:span><text:span text:style-name="T7">);</text:span></text:p>
      <text:p text:style-name="P26">}</text:p>
      <text:p text:style-name="P31"/>
      <text:p text:style-name="P30">Функция buildSCNF(str) принимает на вход строку, если это строка является логической формулой и не является общезначимой, возвращает эквивалентную данной формуле СКНФ.</text:p>
      <text:p text:style-name="P30">Также реализована возможность определения эквивалентности введенной пользователем СКНФ предложенной ему логической формулы. Для этого обе формулы подаются на вход функции calculateSCNFTable(str). Данная функция возвращает массив элементарных дизъюнкций СКНФ эквивалентной поданной на вход формуле.</text:p>
      <text:p text:style-name="P27">Пример:</text:p>
      <text:p text:style-name="P33">((A|B)&amp;((A|(!B))&amp;((!A)|B))) -<text:span text:style-name="T28"> поданная на вход формула</text:span></text:p>
      <text:p text:style-name="P28">[ <text:s text:c="26"/>- <text:span text:style-name="T24">результат выполнения функции</text:span></text:p>
      <text:p text:style-name="P20"><text:s text:c="4"/><text:span text:style-name="T7">[[</text:span><text:span text:style-name="T13">'A'</text:span><text:span text:style-name="T7">, </text:span><text:span text:style-name="T16">0</text:span><text:span text:style-name="T7">], [</text:span><text:span text:style-name="T13">'B'</text:span><text:span text:style-name="T7">, </text:span><text:span text:style-name="T16">0</text:span><text:span text:style-name="T7">]],</text:span></text:p>
      <text:p text:style-name="P20"><text:s text:c="4"/><text:span text:style-name="T7">[[</text:span><text:span text:style-name="T13">'A'</text:span><text:span text:style-name="T7">, </text:span><text:span text:style-name="T16">0</text:span><text:span text:style-name="T7">], [</text:span><text:span text:style-name="T13">'B'</text:span><text:span text:style-name="T7">, </text:span><text:span text:style-name="T16">1</text:span><text:span text:style-name="T7">]],</text:span></text:p>
      <text:p text:style-name="P20"><text:s text:c="4"/><text:span text:style-name="T7">[[</text:span><text:span text:style-name="T13">'A'</text:span><text:span text:style-name="T7">, </text:span><text:span text:style-name="T16">1</text:span><text:span text:style-name="T7">], [</text:span><text:span text:style-name="T13">'B'</text:span><text:span text:style-name="T7">, </text:span><text:span text:style-name="T16">0</text:span><text:span text:style-name="T7">]]</text:span></text:p>
      <text:p text:style-name="P32">]</text:p>
      <text:p text:style-name="P25">Для наглядности в примере используется формула являющаяся СКНФ.</text:p>
      <text:p text:style-name="P3">После получения таких таблиц для двух сравниваемых формул, данные таблицы нормализуются и сравниваются как строки.</text:p>
      <text:p text:style-name="P18"><text:span text:style-name="T4">function </text:span><text:span text:style-name="T19">compareTables</text:span>(t1, t2) {</text:p>
      <text:p text:style-name="P23"><text:s text:c="4"/><text:span text:style-name="T5">function </text:span><text:span text:style-name="T8">normalizeTable</text:span><text:span text:style-name="T7">(t) {</text:span></text:p>
      <text:p text:style-name="P23"><text:s text:c="8"/><text:span text:style-name="T5">return </text:span><text:span text:style-name="T7">t</text:span></text:p>
      <text:p text:style-name="P23"><text:s text:c="12"/><text:span text:style-name="T7">.map(row =&gt; row.</text:span><text:span text:style-name="T10">sort</text:span><text:span text:style-name="T7">((l, r) =&gt; l[</text:span><text:span text:style-name="T16">0</text:span><text:span text:style-name="T7">].</text:span><text:span text:style-name="T22">localeCompare</text:span><text:span text:style-name="T7">(r[</text:span><text:span text:style-name="T16">0</text:span><text:span text:style-name="T7">])))</text:span></text:p>
      <text:p text:style-name="P23"><text:s text:c="12"/><text:span text:style-name="T7">.map(row =&gt; [row, row.</text:span><text:span text:style-name="T22">reduce</text:span><text:span text:style-name="T7">((sum, tuple, index) =&gt; sum | tuple[</text:span><text:span text:style-name="T16">1</text:span><text:span text:style-name="T7">] &lt;&lt; (row.length - </text:span><text:span text:style-name="T16">1 </text:span><text:span text:style-name="T7">- index), </text:span><text:span text:style-name="T16">0</text:span><text:span text:style-name="T7">)])</text:span></text:p>
      <text:p text:style-name="P23"><text:s text:c="12"/><text:span text:style-name="T7">.</text:span><text:span text:style-name="T10">sort</text:span><text:span text:style-name="T7">((row1, row2) =&gt; row1[</text:span><text:span text:style-name="T16">1</text:span><text:span text:style-name="T7">] - row2[</text:span><text:span text:style-name="T16">1</text:span><text:span text:style-name="T7">])</text:span></text:p>
      <text:p text:style-name="P23"><text:s text:c="12"/><text:span text:style-name="T7">.</text:span><text:span text:style-name="T22">map</text:span><text:span text:style-name="T7">(tuple =&gt; tuple[</text:span><text:span text:style-name="T16">0</text:span><text:span text:style-name="T7">]);</text:span></text:p>
      <text:p text:style-name="P23"><text:s text:c="4"/><text:span text:style-name="T7">}</text:span></text:p>
      <text:p text:style-name="P23"><text:s text:c="4"/><text:span text:style-name="T32">//normalize tables for compare it as strings</text:span></text:p>
      <text:p text:style-name="P23"><text:span text:style-name="T31"><text:s text:c="4"/></text:span><text:span text:style-name="T5">return </text:span><text:span text:style-name="T11">JSON</text:span><text:span text:style-name="T7">.</text:span><text:span text:style-name="T22">stringify</text:span><text:span text:style-name="T7">(</text:span><text:span text:style-name="T8">normalizeTable</text:span><text:span text:style-name="T7">(t1)).</text:span><text:span text:style-name="T22">localeCompare</text:span><text:span text:style-name="T7">(</text:span><text:span text:style-name="T11">JSON</text:span><text:span text:style-name="T7">.</text:span><text:span text:style-name="T22">stringify</text:span><text:span text:style-name="T7">(</text:span><text:span text:style-name="T8">normalizeTable</text:span><text:span text:style-name="T7">(t2))) === </text:span><text:span text:style-name="T16">0</text:span><text:span text:style-name="T7">;</text:span></text:p>
      <text:p text:style-name="P29">}</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bash" style:family="paragraph" style:parent-style-name="Standard">
      <style:paragraph-properties fo:margin-top="0.199cm" fo:margin-bottom="0.199cm" style:contextual-spacing="true" fo:padding="0.199cm" fo:border="0.06pt fine-dashed #000000" style:shadow="none"/>
      <style:text-properties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text-underline-style="solid" style:text-underline-width="auto" style:text-und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2ea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5</text:page-number></text:p>
      </style:footer>
    </style:master-page>
    <style:master-page style:name="First_20_Page" style:display-name="First Page" style:page-layout-name="Mpm1" style:next-style-name="Standard">
      <style:footer>
        <text:p text:style-name="Footer"><text:tab/><text:span text:style-name="MT1">Минск,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4-19T00:01:36.834566719</dc:date>
    <meta:editing-duration>PT15H28M41S</meta:editing-duration>
    <meta:editing-cycles>62</meta:editing-cycles>
    <meta:document-statistic meta:table-count="1" meta:image-count="0" meta:object-count="0" meta:page-count="5" meta:paragraph-count="168" meta:word-count="650" meta:character-count="6413" meta:non-whitespace-character-count="4897"/>
  </office:meta>
</office:document-meta>
</file>